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15a93b" officeooo:paragraph-rsid="0015a93b"/>
    </style:style>
    <style:style style:name="P2" style:family="paragraph" style:parent-style-name="Preformatted_20_Text">
      <style:paragraph-properties fo:margin-top="0in" fo:margin-bottom="0.1965in" loext:contextual-spacing="false"/>
    </style:style>
    <style:style style:name="T1" style:family="text">
      <style:text-properties fo:color="#8ae234" fo:font-weight="bold"/>
    </style:style>
    <style:style style:name="T2" style:family="text">
      <style:text-properties fo:color="#729fcf" fo:font-weight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Y 1:</text:p>
      <text:p text:style-name="P1">create database</text:p>
      <text:p text:style-name="P1">alter database </text:p>
      <text:p text:style-name="P1">rename database </text:p>
      <text:p text:style-name="P1">drop database </text:p>
      <text:p text:style-name="P1">open database \c database name </text:p>
      <text:p text:style-name="P1"/>
      <text:p text:style-name="P1">create table </text:p>
      <text:p text:style-name="P1">open table \d or \d table name</text:p>
      <text:p text:style-name="Preformatted_20_Text"/>
      <text:p text:style-name="Preformatted_20_Text"/>
      <text:p text:style-name="Preformatted_20_Text"><text:span text:style-name="T1">subena@subena-ThinkPad-E580</text:span>:<text:span text:style-name="T2">~</text:span>$ psql</text:p>
      <text:p text:style-name="Preformatted_20_Text">psql: FATAL: <text:s/>role "subena" does not exist</text:p>
      <text:p text:style-name="Preformatted_20_Text"><text:span text:style-name="T1">subena@subena-ThinkPad-E580</text:span>:<text:span text:style-name="T2">~</text:span>$ sudo -u postgres psql</text:p>
      <text:p text:style-name="Preformatted_20_Text">[sudo] password for subena: </text:p>
      <text:p text:style-name="Preformatted_20_Text">psql (11.3 (Ubuntu 11.3-1.pgdg18.04+1), server 10.10 (Ubuntu 10.10-0ubuntu0.18.04.1))</text:p>
      <text:p text:style-name="Preformatted_20_Text">Type "help" for help.</text:p>
      <text:p text:style-name="Preformatted_20_Text"/>
      <text:p text:style-name="Preformatted_20_Text">postgres=# CREATE DATABASE sample;</text:p>
      <text:p text:style-name="Preformatted_20_Text">CREATE DATABASE</text:p>
      <text:p text:style-name="Preformatted_20_Text">postgres=# \l</text:p>
      <text:p text:style-name="Preformatted_20_Text"><text:s text:c="34"/>List of databases</text:p>
      <text:p text:style-name="Preformatted_20_Text"><text:s text:c="3"/>Name <text:s text:c="3"/>| <text:s/>Owner <text:s text:c="2"/>| Encoding | <text:s text:c="2"/>Collate <text:s text:c="2"/>| <text:s text:c="3"/>Ctype <text:s text:c="3"/>| <text:s text:c="2"/>Access privileges <text:s text:c="2"/></text:p>
      <text:p text:style-name="Preformatted_20_Text">-----------+----------+----------+-------------+-------------+-----------------------</text:p>
      <text:p text:style-name="Preformatted_20_Text"><text:s/>postgres <text:s/>| postgres | UTF8 <text:s text:c="4"/>| en_US.UTF-8 | en_US.UTF-8 | </text:p>
      <text:p text:style-name="Preformatted_20_Text"><text:s/>sample <text:s text:c="3"/>| postgres | UTF8 <text:s text:c="4"/>| en_US.UTF-8 | en_US.UTF-8 | </text:p>
      <text:p text:style-name="Preformatted_20_Text"><text:s/>template0 | postgres | UTF8 <text:s text:c="4"/>| en_US.UTF-8 | en_US.UTF-8 | =c/postgres <text:s text:c="9"/>+</text:p>
      <text:p text:style-name="Preformatted_20_Text"><text:s text:c="11"/>| <text:s text:c="9"/>| <text:s text:c="9"/>| <text:s text:c="12"/>| <text:s text:c="12"/>| postgres=CTc/postgres</text:p>
      <text:p text:style-name="Preformatted_20_Text"><text:s/>template1 | postgres | UTF8 <text:s text:c="4"/>| en_US.UTF-8 | en_US.UTF-8 | =c/postgres <text:s text:c="9"/>+</text:p>
      <text:p text:style-name="Preformatted_20_Text"><text:s text:c="11"/>| <text:s text:c="9"/>| <text:s text:c="9"/>| <text:s text:c="12"/>| <text:s text:c="12"/>| postgres=CTc/postgres</text:p>
      <text:p text:style-name="Preformatted_20_Text">(4 rows)</text:p>
      <text:p text:style-name="Preformatted_20_Text"/>
      <text:p text:style-name="Preformatted_20_Text">postgres=# CREATE DATABASE sample1;</text:p>
      <text:p text:style-name="Preformatted_20_Text">CREATE DATABASE</text:p>
      <text:p text:style-name="Preformatted_20_Text">postgres=# CREATE DATABASE sample2;</text:p>
      <text:p text:style-name="Preformatted_20_Text">CREATE DATABASE</text:p>
      <text:p text:style-name="Preformatted_20_Text">postgres=# CREATE DATABASE sample3;</text:p>
      <text:p text:style-name="Preformatted_20_Text">CREATE DATABASE</text:p>
      <text:p text:style-name="Preformatted_20_Text">postgres=# CREATE DATABASE sample4;</text:p>
      <text:p text:style-name="Preformatted_20_Text">CREATE DATABASE</text:p>
      <text:p text:style-name="Preformatted_20_Text">postgres=# CREATE DATABASE sample5;</text:p>
      <text:p text:style-name="Preformatted_20_Text">CREATE DATABASE</text:p>
      <text:p text:style-name="Preformatted_20_Text">postgres=# \l</text:p>
      <text:p text:style-name="Preformatted_20_Text"><text:s text:c="34"/>List of databases</text:p>
      <text:p text:style-name="Preformatted_20_Text"><text:s text:c="3"/>Name <text:s text:c="3"/>| <text:s/>Owner <text:s text:c="2"/>| Encoding | <text:s text:c="2"/>Collate <text:s text:c="2"/>| <text:s text:c="3"/>Ctype <text:s text:c="3"/>| <text:s text:c="2"/>Access privileges <text:s text:c="2"/></text:p>
      <text:p text:style-name="Preformatted_20_Text">-----------+----------+----------+-------------+-------------+-----------------------</text:p>
      <text:p text:style-name="Preformatted_20_Text"><text:s/>postgres <text:s/>| postgres | UTF8 <text:s text:c="4"/>| en_US.UTF-8 | en_US.UTF-8 | </text:p>
      <text:p text:style-name="Preformatted_20_Text"><text:s/>sample <text:s text:c="3"/>| postgres | UTF8 <text:s text:c="4"/>| en_US.UTF-8 | en_US.UTF-8 | </text:p>
      <text:p text:style-name="Preformatted_20_Text"><text:s/>sample1 <text:s text:c="2"/>| postgres | UTF8 <text:s text:c="4"/>| en_US.UTF-8 | en_US.UTF-8 | </text:p>
      <text:p text:style-name="Preformatted_20_Text"><text:s/>sample2 <text:s text:c="2"/>| postgres | UTF8 <text:s text:c="4"/>| en_US.UTF-8 | en_US.UTF-8 | </text:p>
      <text:p text:style-name="Preformatted_20_Text"><text:s/>sample3 <text:s text:c="2"/>| postgres | UTF8 <text:s text:c="4"/>| en_US.UTF-8 | en_US.UTF-8 | </text:p>
      <text:p text:style-name="Preformatted_20_Text"><text:s/>sample4 <text:s text:c="2"/>| postgres | UTF8 <text:s text:c="4"/>| en_US.UTF-8 | en_US.UTF-8 | </text:p>
      <text:p text:style-name="Preformatted_20_Text"><text:s/>sample5 <text:s text:c="2"/>| postgres | UTF8 <text:s text:c="4"/>| en_US.UTF-8 | en_US.UTF-8 | </text:p>
      <text:p text:style-name="Preformatted_20_Text"><text:s/>template0 | postgres | UTF8 <text:s text:c="4"/>| en_US.UTF-8 | en_US.UTF-8 | =c/postgres <text:s text:c="9"/>+</text:p>
      <text:p text:style-name="Preformatted_20_Text"><text:soft-page-break/><text:s text:c="11"/>| <text:s text:c="9"/>| <text:s text:c="9"/>| <text:s text:c="12"/>| <text:s text:c="12"/>| postgres=CTc/postgres</text:p>
      <text:p text:style-name="Preformatted_20_Text"><text:s/>template1 | postgres | UTF8 <text:s text:c="4"/>| en_US.UTF-8 | en_US.UTF-8 | =c/postgres <text:s text:c="9"/>+</text:p>
      <text:p text:style-name="Preformatted_20_Text"><text:s text:c="11"/>| <text:s text:c="9"/>| <text:s text:c="9"/>| <text:s text:c="12"/>| <text:s text:c="12"/>| postgres=CTc/postgres</text:p>
      <text:p text:style-name="Preformatted_20_Text">(9 rows)</text:p>
      <text:p text:style-name="Preformatted_20_Text"/>
      <text:p text:style-name="Preformatted_20_Text">postgres=# ALTER DATABASE sample1 RENAME TO subena1;</text:p>
      <text:p text:style-name="Preformatted_20_Text">ALTER DATABASE</text:p>
      <text:p text:style-name="Preformatted_20_Text">postgres=# \l</text:p>
      <text:p text:style-name="Preformatted_20_Text"><text:s text:c="34"/>List of databases</text:p>
      <text:p text:style-name="Preformatted_20_Text"><text:s text:c="3"/>Name <text:s text:c="3"/>| <text:s/>Owner <text:s text:c="2"/>| Encoding | <text:s text:c="2"/>Collate <text:s text:c="2"/>| <text:s text:c="3"/>Ctype <text:s text:c="3"/>| <text:s text:c="2"/>Access privileges <text:s text:c="2"/></text:p>
      <text:p text:style-name="Preformatted_20_Text">-----------+----------+----------+-------------+-------------+-----------------------</text:p>
      <text:p text:style-name="Preformatted_20_Text"><text:s/>postgres <text:s/>| postgres | UTF8 <text:s text:c="4"/>| en_US.UTF-8 | en_US.UTF-8 | </text:p>
      <text:p text:style-name="Preformatted_20_Text"><text:s/>sample <text:s text:c="3"/>| postgres | UTF8 <text:s text:c="4"/>| en_US.UTF-8 | en_US.UTF-8 | </text:p>
      <text:p text:style-name="Preformatted_20_Text"><text:s/>sample2 <text:s text:c="2"/>| postgres | UTF8 <text:s text:c="4"/>| en_US.UTF-8 | en_US.UTF-8 | </text:p>
      <text:p text:style-name="Preformatted_20_Text"><text:s/>sample3 <text:s text:c="2"/>| postgres | UTF8 <text:s text:c="4"/>| en_US.UTF-8 | en_US.UTF-8 | </text:p>
      <text:p text:style-name="Preformatted_20_Text"><text:s/>sample4 <text:s text:c="2"/>| postgres | UTF8 <text:s text:c="4"/>| en_US.UTF-8 | en_US.UTF-8 | </text:p>
      <text:p text:style-name="Preformatted_20_Text"><text:s/>sample5 <text:s text:c="2"/>| postgres | UTF8 <text:s text:c="4"/>| en_US.UTF-8 | en_US.UTF-8 | </text:p>
      <text:p text:style-name="Preformatted_20_Text"><text:s/>subena1 <text:s text:c="2"/>| postgres | UTF8 <text:s text:c="4"/>| en_US.UTF-8 | en_US.UTF-8 | </text:p>
      <text:p text:style-name="Preformatted_20_Text"><text:s/>template0 | postgres | UTF8 <text:s text:c="4"/>| en_US.UTF-8 | en_US.UTF-8 | =c/postgres <text:s text:c="9"/>+</text:p>
      <text:p text:style-name="Preformatted_20_Text"><text:s text:c="11"/>| <text:s text:c="9"/>| <text:s text:c="9"/>| <text:s text:c="12"/>| <text:s text:c="12"/>| postgres=CTc/postgres</text:p>
      <text:p text:style-name="Preformatted_20_Text"><text:s/>template1 | postgres | UTF8 <text:s text:c="4"/>| en_US.UTF-8 | en_US.UTF-8 | =c/postgres <text:s text:c="9"/>+</text:p>
      <text:p text:style-name="Preformatted_20_Text"><text:s text:c="11"/>| <text:s text:c="9"/>| <text:s text:c="9"/>| <text:s text:c="12"/>| <text:s text:c="12"/>| postgres=CTc/postgres</text:p>
      <text:p text:style-name="Preformatted_20_Text">(9 rows)</text:p>
      <text:p text:style-name="Preformatted_20_Text"/>
      <text:p text:style-name="Preformatted_20_Text">postgres=# DROP DATABASE sample5;</text:p>
      <text:p text:style-name="Preformatted_20_Text">DROP DATABASE</text:p>
      <text:p text:style-name="Preformatted_20_Text">postgres=# \l</text:p>
      <text:p text:style-name="Preformatted_20_Text"><text:s text:c="34"/>List of databases</text:p>
      <text:p text:style-name="Preformatted_20_Text"><text:s text:c="3"/>Name <text:s text:c="3"/>| <text:s/>Owner <text:s text:c="2"/>| Encoding | <text:s text:c="2"/>Collate <text:s text:c="2"/>| <text:s text:c="3"/>Ctype <text:s text:c="3"/>| <text:s text:c="2"/>Access privileges <text:s text:c="2"/></text:p>
      <text:p text:style-name="Preformatted_20_Text">-----------+----------+----------+-------------+-------------+-----------------------</text:p>
      <text:p text:style-name="Preformatted_20_Text"><text:s/>postgres <text:s/>| postgres | UTF8 <text:s text:c="4"/>| en_US.UTF-8 | en_US.UTF-8 | </text:p>
      <text:p text:style-name="Preformatted_20_Text"><text:s/>sample <text:s text:c="3"/>| postgres | UTF8 <text:s text:c="4"/>| en_US.UTF-8 | en_US.UTF-8 | </text:p>
      <text:p text:style-name="Preformatted_20_Text"><text:s/>sample2 <text:s text:c="2"/>| postgres | UTF8 <text:s text:c="4"/>| en_US.UTF-8 | en_US.UTF-8 | </text:p>
      <text:p text:style-name="Preformatted_20_Text"><text:s/>sample3 <text:s text:c="2"/>| postgres | UTF8 <text:s text:c="4"/>| en_US.UTF-8 | en_US.UTF-8 | </text:p>
      <text:p text:style-name="Preformatted_20_Text"><text:s/>sample4 <text:s text:c="2"/>| postgres | UTF8 <text:s text:c="4"/>| en_US.UTF-8 | en_US.UTF-8 | </text:p>
      <text:p text:style-name="Preformatted_20_Text"><text:s/>subena1 <text:s text:c="2"/>| postgres | UTF8 <text:s text:c="4"/>| en_US.UTF-8 | en_US.UTF-8 | </text:p>
      <text:p text:style-name="Preformatted_20_Text"><text:s/>template0 | postgres | UTF8 <text:s text:c="4"/>| en_US.UTF-8 | en_US.UTF-8 | =c/postgres <text:s text:c="9"/>+</text:p>
      <text:p text:style-name="Preformatted_20_Text"><text:s text:c="11"/>| <text:s text:c="9"/>| <text:s text:c="9"/>| <text:s text:c="12"/>| <text:s text:c="12"/>| postgres=CTc/postgres</text:p>
      <text:p text:style-name="Preformatted_20_Text"><text:s/>template1 | postgres | UTF8 <text:s text:c="4"/>| en_US.UTF-8 | en_US.UTF-8 | =c/postgres <text:s text:c="9"/>+</text:p>
      <text:p text:style-name="Preformatted_20_Text"><text:s text:c="11"/>| <text:s text:c="9"/>| <text:s text:c="9"/>| <text:s text:c="12"/>| <text:s text:c="12"/>| postgres=CTc/postgres</text:p>
      <text:p text:style-name="Preformatted_20_Text">(8 rows)</text:p>
      <text:p text:style-name="Preformatted_20_Text"/>
      <text:p text:style-name="Preformatted_20_Text">postgres=# CREATE DATABASE dvdrental_test </text:p>
      <text:p text:style-name="Preformatted_20_Text">postgres-# WITH TEMPLATE dvdrental;</text:p>
      <text:p text:style-name="Preformatted_20_Text">ERROR: <text:s/>template database "dvdrental" does not exist</text:p>
      <text:p text:style-name="Preformatted_20_Text">postgres=# CREATE DATABASE dvdrental_test WITH TEMPLATE dvdrental;</text:p>
      <text:p text:style-name="Preformatted_20_Text">ERROR: <text:s/>template database "dvdrental" does not exist</text:p>
      <text:p text:style-name="Preformatted_20_Text">postgres=# \l</text:p>
      <text:p text:style-name="Preformatted_20_Text"><text:s text:c="34"/>List of databases</text:p>
      <text:p text:style-name="Preformatted_20_Text"><text:soft-page-break/><text:s text:c="3"/>Name <text:s text:c="3"/>| <text:s/>Owner <text:s text:c="2"/>| Encoding | <text:s text:c="2"/>Collate <text:s text:c="2"/>| <text:s text:c="3"/>Ctype <text:s text:c="3"/>| <text:s text:c="2"/>Access privileges <text:s text:c="2"/></text:p>
      <text:p text:style-name="Preformatted_20_Text">-----------+----------+----------+-------------+-------------+-----------------------</text:p>
      <text:p text:style-name="Preformatted_20_Text"><text:s/>postgres <text:s/>| postgres | UTF8 <text:s text:c="4"/>| en_US.UTF-8 | en_US.UTF-8 | </text:p>
      <text:p text:style-name="Preformatted_20_Text"><text:s/>sample <text:s text:c="3"/>| postgres | UTF8 <text:s text:c="4"/>| en_US.UTF-8 | en_US.UTF-8 | </text:p>
      <text:p text:style-name="Preformatted_20_Text"><text:s/>sample2 <text:s text:c="2"/>| postgres | UTF8 <text:s text:c="4"/>| en_US.UTF-8 | en_US.UTF-8 | </text:p>
      <text:p text:style-name="Preformatted_20_Text"><text:s/>sample3 <text:s text:c="2"/>| postgres | UTF8 <text:s text:c="4"/>| en_US.UTF-8 | en_US.UTF-8 | </text:p>
      <text:p text:style-name="Preformatted_20_Text"><text:s/>sample4 <text:s text:c="2"/>| postgres | UTF8 <text:s text:c="4"/>| en_US.UTF-8 | en_US.UTF-8 | </text:p>
      <text:p text:style-name="Preformatted_20_Text"><text:s/>subena1 <text:s text:c="2"/>| postgres | UTF8 <text:s text:c="4"/>| en_US.UTF-8 | en_US.UTF-8 | </text:p>
      <text:p text:style-name="Preformatted_20_Text"><text:s/>template0 | postgres | UTF8 <text:s text:c="4"/>| en_US.UTF-8 | en_US.UTF-8 | =c/postgres <text:s text:c="9"/>+</text:p>
      <text:p text:style-name="Preformatted_20_Text"><text:s text:c="11"/>| <text:s text:c="9"/>| <text:s text:c="9"/>| <text:s text:c="12"/>| <text:s text:c="12"/>| postgres=CTc/postgres</text:p>
      <text:p text:style-name="Preformatted_20_Text"><text:s/>template1 | postgres | UTF8 <text:s text:c="4"/>| en_US.UTF-8 | en_US.UTF-8 | =c/postgres <text:s text:c="9"/>+</text:p>
      <text:p text:style-name="Preformatted_20_Text"><text:s text:c="11"/>| <text:s text:c="9"/>| <text:s text:c="9"/>| <text:s text:c="12"/>| <text:s text:c="12"/>| postgres=CTc/postgres</text:p>
      <text:p text:style-name="Preformatted_20_Text">(8 rows)</text:p>
      <text:p text:style-name="Preformatted_20_Text"/>
      <text:p text:style-name="Preformatted_20_Text">postgres=# \c subena1</text:p>
      <text:p text:style-name="Preformatted_20_Text">psql (11.3 (Ubuntu 11.3-1.pgdg18.04+1), server 10.10 (Ubuntu 10.10-0ubuntu0.18.04.1))</text:p>
      <text:p text:style-name="Preformatted_20_Text">You are now connected to database "subena1" as user "postgres".</text:p>
      <text:p text:style-name="Preformatted_20_Text">subena1=# create table company(id int primary key not null,name text not null,age int not null,address char(50),salary real);</text:p>
      <text:p text:style-name="Preformatted_20_Text">CREATE TABLE</text:p>
      <text:p text:style-name="Preformatted_20_Text">subena1=# \l</text:p>
      <text:p text:style-name="Preformatted_20_Text"><text:s text:c="34"/>List of databases</text:p>
      <text:p text:style-name="Preformatted_20_Text"><text:s text:c="3"/>Name <text:s text:c="3"/>| <text:s/>Owner <text:s text:c="2"/>| Encoding | <text:s text:c="2"/>Collate <text:s text:c="2"/>| <text:s text:c="3"/>Ctype <text:s text:c="3"/>| <text:s text:c="2"/>Access privileges <text:s text:c="2"/></text:p>
      <text:p text:style-name="Preformatted_20_Text">-----------+----------+----------+-------------+-------------+-----------------------</text:p>
      <text:p text:style-name="Preformatted_20_Text"><text:s/>postgres <text:s/>| postgres | UTF8 <text:s text:c="4"/>| en_US.UTF-8 | en_US.UTF-8 | </text:p>
      <text:p text:style-name="Preformatted_20_Text"><text:s/>sample <text:s text:c="3"/>| postgres | UTF8 <text:s text:c="4"/>| en_US.UTF-8 | en_US.UTF-8 | </text:p>
      <text:p text:style-name="Preformatted_20_Text"><text:s/>sample2 <text:s text:c="2"/>| postgres | UTF8 <text:s text:c="4"/>| en_US.UTF-8 | en_US.UTF-8 | </text:p>
      <text:p text:style-name="Preformatted_20_Text"><text:s/>sample3 <text:s text:c="2"/>| postgres | UTF8 <text:s text:c="4"/>| en_US.UTF-8 | en_US.UTF-8 | </text:p>
      <text:p text:style-name="Preformatted_20_Text"><text:s/>sample4 <text:s text:c="2"/>| postgres | UTF8 <text:s text:c="4"/>| en_US.UTF-8 | en_US.UTF-8 | </text:p>
      <text:p text:style-name="Preformatted_20_Text"><text:s/>subena1 <text:s text:c="2"/>| postgres | UTF8 <text:s text:c="4"/>| en_US.UTF-8 | en_US.UTF-8 | </text:p>
      <text:p text:style-name="Preformatted_20_Text"><text:s/>template0 | postgres | UTF8 <text:s text:c="4"/>| en_US.UTF-8 | en_US.UTF-8 | =c/postgres <text:s text:c="9"/>+</text:p>
      <text:p text:style-name="Preformatted_20_Text"><text:s text:c="11"/>| <text:s text:c="9"/>| <text:s text:c="9"/>| <text:s text:c="12"/>| <text:s text:c="12"/>| postgres=CTc/postgres</text:p>
      <text:p text:style-name="Preformatted_20_Text"><text:s/>template1 | postgres | UTF8 <text:s text:c="4"/>| en_US.UTF-8 | en_US.UTF-8 | =c/postgres <text:s text:c="9"/>+</text:p>
      <text:p text:style-name="Preformatted_20_Text"><text:s text:c="11"/>| <text:s text:c="9"/>| <text:s text:c="9"/>| <text:s text:c="12"/>| <text:s text:c="12"/>| postgres=CTc/postgres</text:p>
      <text:p text:style-name="Preformatted_20_Text">(8 rows)</text:p>
      <text:p text:style-name="Preformatted_20_Text"/>
      <text:p text:style-name="Preformatted_20_Text">subena1=# \c subena1</text:p>
      <text:p text:style-name="Preformatted_20_Text">psql (11.3 (Ubuntu 11.3-1.pgdg18.04+1), server 10.10 (Ubuntu 10.10-0ubuntu0.18.04.1))</text:p>
      <text:p text:style-name="Preformatted_20_Text">You are now connected to database "subena1" as user "postgres".</text:p>
      <text:p text:style-name="Preformatted_20_Text">subena1=# \d</text:p>
      <text:p text:style-name="Preformatted_20_Text"><text:s text:c="10"/>List of relations</text:p>
      <text:p text:style-name="Preformatted_20_Text"><text:s/>Schema | <text:s/>Name <text:s text:c="2"/>| Type <text:s/>| <text:s/>Owner <text:s text:c="2"/></text:p>
      <text:p text:style-name="Preformatted_20_Text">--------+---------+-------+----------</text:p>
      <text:p text:style-name="Preformatted_20_Text"><text:s/>public | company | table | postgres</text:p>
      <text:p text:style-name="Preformatted_20_Text">(1 row)</text:p>
      <text:p text:style-name="Preformatted_20_Text"/>
      <text:p text:style-name="Preformatted_20_Text">subena1=# \d company</text:p>
      <text:p text:style-name="Preformatted_20_Text"><text:s text:c="18"/>Table "public.company"</text:p>
      <text:p text:style-name="Preformatted_20_Text"><text:s/>Column <text:s/>| <text:s text:c="4"/>Type <text:s text:c="5"/>| Collation | Nullable | Default </text:p>
      <text:p text:style-name="Preformatted_20_Text">---------+---------------+-----------+----------+---------</text:p>
      <text:p text:style-name="Preformatted_20_Text"><text:soft-page-break/><text:s/>id <text:s text:c="5"/>| integer <text:s text:c="6"/>| <text:s text:c="10"/>| not null | </text:p>
      <text:p text:style-name="Preformatted_20_Text"><text:s/>name <text:s text:c="3"/>| text <text:s text:c="9"/>| <text:s text:c="10"/>| not null | </text:p>
      <text:p text:style-name="Preformatted_20_Text"><text:s/>age <text:s text:c="4"/>| integer <text:s text:c="6"/>| <text:s text:c="10"/>| not null | </text:p>
      <text:p text:style-name="Preformatted_20_Text"><text:s/>address | character(50) | <text:s text:c="10"/>| <text:s text:c="9"/>| </text:p>
      <text:p text:style-name="Preformatted_20_Text"><text:s/>salary <text:s/>| real <text:s text:c="9"/>| <text:s text:c="10"/>| <text:s text:c="9"/>| </text:p>
      <text:p text:style-name="Preformatted_20_Text">Indexes:</text:p>
      <text:p text:style-name="Preformatted_20_Text"><text:s text:c="4"/>"company_pkey" PRIMARY KEY, btree (id)</text:p>
      <text:p text:style-name="Preformatted_20_Text"/>
      <text:p text:style-name="Preformatted_20_Text">subena1=# create table department(id int primary key not null,dept char(50) not null,emp_id int not null);</text:p>
      <text:p text:style-name="Preformatted_20_Text">CREATE TABLE</text:p>
      <text:p text:style-name="Preformatted_20_Text">subena1=# \d</text:p>
      <text:p text:style-name="Preformatted_20_Text"><text:s text:c="11"/>List of relations</text:p>
      <text:p text:style-name="Preformatted_20_Text"><text:s/>Schema | <text:s text:c="3"/>Name <text:s text:c="3"/>| Type <text:s/>| <text:s/>Owner <text:s text:c="2"/></text:p>
      <text:p text:style-name="Preformatted_20_Text">--------+------------+-------+----------</text:p>
      <text:p text:style-name="Preformatted_20_Text"><text:s/>public | company <text:s text:c="3"/>| table | postgres</text:p>
      <text:p text:style-name="Preformatted_20_Text"><text:s/>public | department | table | postgres</text:p>
      <text:p text:style-name="Preformatted_20_Text">(2 rows)</text:p>
      <text:p text:style-name="Preformatted_20_Text"/>
      <text:p text:style-name="Preformatted_20_Text">subena1=# \d department</text:p>
      <text:p text:style-name="Preformatted_20_Text"><text:s text:c="16"/>Table "public.department"</text:p>
      <text:p text:style-name="Preformatted_20_Text"><text:s/>Column | <text:s text:c="4"/>Type <text:s text:c="5"/>| Collation | Nullable | Default </text:p>
      <text:p text:style-name="Preformatted_20_Text">--------+---------------+-----------+----------+---------</text:p>
      <text:p text:style-name="Preformatted_20_Text"><text:s/>id <text:s text:c="4"/>| integer <text:s text:c="6"/>| <text:s text:c="10"/>| not null | </text:p>
      <text:p text:style-name="Preformatted_20_Text"><text:s/>dept <text:s text:c="2"/>| character(50) | <text:s text:c="10"/>| not null | </text:p>
      <text:p text:style-name="Preformatted_20_Text"><text:s/>emp_id | integer <text:s text:c="6"/>| <text:s text:c="10"/>| not null | </text:p>
      <text:p text:style-name="Preformatted_20_Text">Indexes:</text:p>
      <text:p text:style-name="Preformatted_20_Text"><text:s text:c="4"/>"department_pkey" PRIMARY KEY, btree (id)</text:p>
      <text:p text:style-name="Preformatted_20_Text"/>
      <text:p text:style-name="P2">subena1=#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2T16:11:34.934035305</meta:creation-date>
    <dc:date>2019-09-02T16:13:59.921702889</dc:date>
    <meta:editing-duration>PT2M28S</meta:editing-duration>
    <meta:editing-cycles>1</meta:editing-cycles>
    <meta:document-statistic meta:table-count="0" meta:image-count="0" meta:object-count="0" meta:page-count="4" meta:paragraph-count="167" meta:word-count="1086" meta:character-count="8500" meta:non-whitespace-character-count="5902"/>
    <meta:generator>LibreOffice/6.0.7.3$Linux_X86_64 LibreOffice_project/00m0$Build-3</meta:generator>
  </office:meta>
</office:document-meta>
</file>